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632c1" officeooo:paragraph-rsid="001632c1"/>
    </style:style>
    <style:style style:name="P2" style:family="paragraph" style:parent-style-name="Standard">
      <style:text-properties officeooo:rsid="00179985" officeooo:paragraph-rsid="00179985"/>
    </style:style>
    <style:style style:name="P3" style:family="paragraph" style:parent-style-name="Standard">
      <style:text-properties officeooo:rsid="00179985" officeooo:paragraph-rsid="0017ef08"/>
    </style:style>
    <style:style style:name="P4" style:family="paragraph" style:parent-style-name="Standard">
      <style:text-properties officeooo:rsid="00179985" officeooo:paragraph-rsid="00189452"/>
    </style:style>
    <style:style style:name="P5" style:family="paragraph" style:parent-style-name="Standard">
      <style:text-properties style:font-name="Liberation Serif" officeooo:rsid="001632c1" officeooo:paragraph-rsid="001632c1" style:font-name-asian="WenQuanYi Zen Hei Sharp" style:font-name-complex="Lohit Devanagari"/>
    </style:style>
    <style:style style:name="P6" style:family="paragraph" style:parent-style-name="Standard">
      <style:text-properties style:font-name="Liberation Serif1" officeooo:rsid="001632c1" officeooo:paragraph-rsid="001632c1" style:font-name-asian="Liberation Serif1" style:font-name-complex="Liberation Serif1"/>
    </style:style>
    <style:style style:name="P7" style:family="paragraph" style:parent-style-name="Standard">
      <style:text-properties style:font-name="Liberation Serif1" officeooo:rsid="00179985" officeooo:paragraph-rsid="00179985" style:font-name-asian="Liberation Serif1" style:font-name-complex="Liberation Serif1"/>
    </style:style>
    <style:style style:name="P8" style:family="paragraph" style:parent-style-name="Standard">
      <style:text-properties style:font-name="Liberation Serif1" officeooo:rsid="001a18e7" officeooo:paragraph-rsid="001a18e7" style:font-name-asian="Liberation Serif1" style:font-name-complex="Liberation Serif1"/>
    </style:style>
    <style:style style:name="P9" style:family="paragraph" style:parent-style-name="Standard">
      <style:text-properties style:font-name="Liberation Serif1" officeooo:rsid="001a18e7" officeooo:paragraph-rsid="001bb5f1" style:font-name-asian="Liberation Serif1" style:font-name-complex="Liberation Serif1"/>
    </style:style>
    <style:style style:name="P10" style:family="paragraph" style:parent-style-name="Standard">
      <style:text-properties style:font-name="Liberation Serif1" officeooo:rsid="001bb5f1" officeooo:paragraph-rsid="001bb5f1" style:font-name-asian="Liberation Serif1" style:font-name-complex="Liberation Serif1"/>
    </style:style>
    <style:style style:name="P11" style:family="paragraph" style:parent-style-name="Standard">
      <style:text-properties style:font-name="Liberation Serif1" officeooo:rsid="001bb5f1" officeooo:paragraph-rsid="001f4349" style:font-name-asian="Liberation Serif1" style:font-name-complex="Liberation Serif1"/>
    </style:style>
    <style:style style:name="P12" style:family="paragraph" style:parent-style-name="Standard">
      <style:text-properties style:font-name="Liberation Serif1" officeooo:rsid="001bd7fe" officeooo:paragraph-rsid="001bd7fe" style:font-name-asian="Liberation Serif1" style:font-name-complex="Liberation Serif1"/>
    </style:style>
    <style:style style:name="P13" style:family="paragraph" style:parent-style-name="Standard">
      <style:text-properties style:font-name="Liberation Serif1" officeooo:rsid="001bd7fe" officeooo:paragraph-rsid="001f4349" style:font-name-asian="Liberation Serif1" style:font-name-complex="Liberation Serif1"/>
    </style:style>
    <style:style style:name="P14" style:family="paragraph" style:parent-style-name="Standard">
      <style:text-properties style:font-name="Liberation Serif1" officeooo:rsid="001f4349" officeooo:paragraph-rsid="001f4349" style:font-name-asian="Liberation Serif1" style:font-name-complex="Liberation Serif1"/>
    </style:style>
    <style:style style:name="P15" style:family="paragraph" style:parent-style-name="Standard">
      <style:text-properties style:font-name="Liberation Serif1" officeooo:rsid="00209032" officeooo:paragraph-rsid="00209032" style:font-name-asian="Liberation Serif1" style:font-name-complex="Liberation Serif1"/>
    </style:style>
    <style:style style:name="P16" style:family="paragraph" style:parent-style-name="Standard">
      <style:text-properties style:font-name="Liberation Serif1" officeooo:rsid="0020c2ad" officeooo:paragraph-rsid="0020c2ad" style:font-name-asian="Liberation Serif1" style:font-name-complex="Liberation Serif1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17ef08" style:font-name-asian="Liberation Serif1" style:font-name-complex="Liberation Serif1"/>
    </style:style>
    <style:style style:name="T3" style:family="text">
      <style:text-properties style:font-name="Liberation Serif1" officeooo:rsid="00189452" style:font-name-asian="Liberation Serif1" style:font-name-complex="Liberation Serif1"/>
    </style:style>
    <style:style style:name="T4" style:family="text">
      <style:text-properties style:font-name="Liberation Serif" style:font-name-asian="WenQuanYi Zen Hei Sharp" style:font-name-complex="Lohit Devanagari"/>
    </style:style>
    <style:style style:name="T5" style:family="text">
      <style:text-properties style:font-name="Liberation Serif" officeooo:rsid="001632c1" style:font-name-asian="WenQuanYi Zen Hei Sharp" style:font-name-complex="Lohit Devanagari"/>
    </style:style>
    <style:style style:name="T6" style:family="text">
      <style:text-properties style:font-name="Liberation Serif" officeooo:rsid="0017ef08" style:font-name-asian="WenQuanYi Zen Hei Sharp" style:font-name-complex="Lohit Devanagari"/>
    </style:style>
    <style:style style:name="T7" style:family="text">
      <style:text-properties style:font-name="Liberation Serif" officeooo:rsid="00189452" style:font-name-asian="WenQuanYi Zen Hei Sharp" style:font-name-complex="Lohit Devanagari"/>
    </style:style>
    <style:style style:name="T8" style:family="text">
      <style:text-properties officeooo:rsid="0017ef08"/>
    </style:style>
    <style:style style:name="T9" style:family="text">
      <style:text-properties officeooo:rsid="00179985"/>
    </style:style>
    <style:style style:name="T10" style:family="text">
      <style:text-properties officeooo:rsid="001cdec0"/>
    </style:style>
    <style:style style:name="T11" style:family="text">
      <style:text-properties officeooo:rsid="001ec86d"/>
    </style:style>
    <style:style style:name="T12" style:family="text">
      <style:text-properties officeooo:rsid="001f43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o1</text:p>
      <text:p text:style-name="P1"/>
      <text:p text:style-name="P1">L'agorithme permet de calcule la somme des nombres tant que i<text:span text:style-name="T1">≤</text:span><text:span text:style-name="T4">4</text:span> </text:p>
      <text:p text:style-name="P1"/>
      <text:p text:style-name="P1">VARIABLES </text:p>
      <text:p text:style-name="P1">Entier nbre </text:p>
      <text:p text:style-name="P1">Entier somme </text:p>
      <text:p text:style-name="P1">Entier i </text:p>
      <text:p text:style-name="P1">DEBUT </text:p>
      <text:p text:style-name="P1">i<text:span text:style-name="T1">←</text:span><text:span text:style-name="T4">1</text:span></text:p>
      <text:p text:style-name="P5">tant que (i&lt;=4)</text:p>
      <text:p text:style-name="P5"><text:tab/>afficher (''entrer un entier'')</text:p>
      <text:p text:style-name="P5"><text:tab/>saisir(''nombre'')</text:p>
      <text:p text:style-name="P1"><text:span text:style-name="T4"><text:tab/>somme</text:span><text:span text:style-name="T1">←somme+nombre</text:span></text:p>
      <text:p text:style-name="P6"><text:tab/>i←i+1</text:p>
      <text:p text:style-name="P6">fin tant que</text:p>
      <text:p text:style-name="P6">Afficher(" La somme vaut : ", somme)</text:p>
      <text:p text:style-name="P1">FIN<text:tab/><text:tab/></text:p>
      <text:p text:style-name="P1"/>
      <text:p text:style-name="P2">Exo2</text:p>
      <text:p text:style-name="P2"/>
      <text:p text:style-name="P2">Ecrire un algorithme qui demande à l’utilisateur un nombre compris entre 0 et 3</text:p>
      <text:p text:style-name="P2"/>
      <text:p text:style-name="P2">Variable</text:p>
      <text:p text:style-name="P2"/>
      <text:p text:style-name="P2">entier N;</text:p>
      <text:p text:style-name="P2"/>
      <text:p text:style-name="P2">DEBUT</text:p>
      <text:p text:style-name="P2"><text:tab/></text:p>
      <text:p text:style-name="P2"><text:tab/>Répéter</text:p>
      <text:p text:style-name="P2"><text:tab/><text:tab/><text:span text:style-name="T5">afficher (''entr</text:span><text:span text:style-name="T4">é votre nombre</text:span><text:span text:style-name="T5">'</text:span><text:span text:style-name="T4">'</text:span><text:span text:style-name="T5">)</text:span></text:p>
      <text:p text:style-name="P2"><text:span text:style-name="T5"><text:tab/><text:tab/></text:span><text:span text:style-name="T4">saisir( N )</text:span></text:p>
      <text:p text:style-name="P4"><text:span text:style-name="T4"><text:tab/><text:tab/></text:span><text:span text:style-name="T7">Si </text:span><text:span text:style-name="T4">(</text:span><text:span text:style-name="T6">N</text:span><text:span text:style-name="T2">≠</text:span><text:span text:style-name="T6">0,1,2,3</text:span><text:span text:style-name="T1">) </text:span><text:span text:style-name="T3">alors</text:span></text:p>
      <text:p text:style-name="P2"><text:span text:style-name="T4"><text:tab/><text:tab/><text:tab/></text:span><text:span text:style-name="T6">afficher(''la réponse ne convien</text:span><text:span text:style-name="T7">t</text:span><text:span text:style-name="T6"> pas'')</text:span></text:p>
      <text:p text:style-name="P2"><text:span text:style-name="T6"><text:tab/><text:tab/></text:span><text:span text:style-name="T7">FinSi</text:span></text:p>
      <text:p text:style-name="P3"><text:tab/>Tant que (<text:span text:style-name="T8">N</text:span><text:span text:style-name="T2">≠</text:span><text:span text:style-name="T6">0,1,2,3</text:span><text:span text:style-name="T1">)</text:span></text:p>
      <text:p text:style-name="P2"><text:span text:style-name="T1"><text:tab/>afficher(''la réponse convie</text:span><text:span text:style-name="T3">nt</text:span><text:span text:style-name="T1">'')</text:span></text:p>
      <text:p text:style-name="P7"><text:tab/></text:p>
      <text:p text:style-name="P7"><text:tab/></text:p>
      <text:p text:style-name="P7">FIN</text:p>
      <text:p text:style-name="P7"/>
      <text:p text:style-name="P8">Exo3</text:p>
      <text:p text:style-name="P8">Ecrire un algorithme qui demande un nombre compris entre 10 et 20 (inclus), jusqu’à ce que</text:p>
      <text:p text:style-name="P8">la réponse convienne. En cas de réponse supérieure à 20, on fera apparaître un message :</text:p>
      <text:p text:style-name="P8">« Plus petit ! », et inversement, « Plus grand ! » si le nombre est inférieur à 10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Variable</text:p>
      <text:p text:style-name="P8">entier p;</text:p>
      <text:p text:style-name="P8"/>
      <text:p text:style-name="P8">Début</text:p>
      <text:p text:style-name="P9"><text:tab/><text:span text:style-name="T9">Répéter</text:span></text:p>
      <text:p text:style-name="P8"><text:tab/><text:tab/>afficher('entré votre nombre')</text:p>
      <text:p text:style-name="P8"><text:tab/><text:tab/>saisir p</text:p>
      <text:p text:style-name="P8"><text:tab/><text:tab/>Si (p&lt;10) alors</text:p>
      <text:p text:style-name="P8"><text:tab/><text:tab/><text:tab/>afficher('' plus grand'')</text:p>
      <text:p text:style-name="P8"><text:tab/><text:tab/><text:tab/>sinon si (p&gt;20) alors</text:p>
      <text:p text:style-name="P8"><text:tab/><text:tab/><text:tab/><text:tab/>afficher (''plus petit'')</text:p>
      <text:p text:style-name="P8"><text:tab/><text:tab/><text:tab/>Fin si</text:p>
      <text:p text:style-name="P8"><text:tab/><text:tab/>fin si</text:p>
      <text:p text:style-name="P9"><text:tab/><text:span text:style-name="T9">Tant que ((p&lt;10) ou (p&gt;20))</text:span></text:p>
      <text:p text:style-name="P9"><text:span text:style-name="T9"><text:tab/>afficher(''La réponse convient'')</text:span></text:p>
      <text:p text:style-name="P10">Exo4</text:p>
      <text:p text:style-name="P12">Ecrire un algorithme qui demande un nombre de départ, et qui ensuite affiche les dix nombres</text:p>
      <text:p text:style-name="P12">suivants. Par exemple, si l'utilisateur entre le nombre 17, le programme affichera les nombres</text:p>
      <text:p text:style-name="P12">de 18 à 27.</text:p>
      <text:p text:style-name="P12"/>
      <text:p text:style-name="P12">Variable</text:p>
      <text:p text:style-name="P12">Entier i, n;</text:p>
      <text:p text:style-name="P10"/>
      <text:p text:style-name="P12">Début</text:p>
      <text:p text:style-name="P12"><text:tab/>afficher(« taper votre nombrre »)</text:p>
      <text:p text:style-name="P12"><text:tab/>saisir n</text:p>
      <text:p text:style-name="P12"><text:tab/>pour i allant de <text:span text:style-name="T11">1</text:span> à <text:span text:style-name="T11">10</text:span> <text:s/>par pas de 1 faire</text:p>
      <text:p text:style-name="P12"><text:tab/>traitement</text:p>
      <text:p text:style-name="P12"><text:tab/>Fin pour <text:tab/></text:p>
      <text:p text:style-name="P14">Fin</text:p>
      <text:p text:style-name="P12"/>
      <text:p text:style-name="P14">Exo5</text:p>
      <text:p text:style-name="P14"/>
      <text:p text:style-name="P14">Ecrire un algorithme qui demande un nombre de départ, et qui ensuite écrit la table de</text:p>
      <text:p text:style-name="P14">multiplication de ce nombre</text:p>
      <text:p text:style-name="P14"/>
      <text:p text:style-name="P13">Variable</text:p>
      <text:p text:style-name="P13">Entier i, <text:span text:style-name="T12">s</text:span>;</text:p>
      <text:p text:style-name="P11"/>
      <text:p text:style-name="P13">Début</text:p>
      <text:p text:style-name="P13"><text:tab/>afficher(« taper votre nombrre »)</text:p>
      <text:p text:style-name="P13"><text:tab/>saisir <text:span text:style-name="T12">s</text:span></text:p>
      <text:p text:style-name="P13"><text:tab/>pour i allant de <text:span text:style-name="T11">1</text:span> à <text:span text:style-name="T11">10</text:span> <text:s/>par pas de 1 faire</text:p>
      <text:p text:style-name="P13"><text:tab/>traitement</text:p>
      <text:p text:style-name="P13"><text:tab/>Fin pour <text:tab/></text:p>
      <text:p text:style-name="P14">Fin</text:p>
      <text:p text:style-name="P14"/>
      <text:p text:style-name="P14">Exo6</text:p>
      <text:p text:style-name="P14">Ecrire un algorithme qui demande un nombre de départ, et qui calcule la somme des entiers</text:p>
      <text:p text:style-name="P14">jusqu’à ce nombre. </text:p>
      <text:p text:style-name="P14"/>
      <text:p text:style-name="P14"/>
      <text:p text:style-name="P14"><text:soft-page-break/></text:p>
      <text:p text:style-name="P14">Variable </text:p>
      <text:p text:style-name="P14">entier i, r;</text:p>
      <text:p text:style-name="P14"/>
      <text:p text:style-name="P13">Début</text:p>
      <text:p text:style-name="P13"><text:tab/>afficher(« taper votre nombrre »)</text:p>
      <text:p text:style-name="P13"><text:tab/>saisir <text:span text:style-name="T12">r</text:span></text:p>
      <text:p text:style-name="P13"><text:tab/>pour i allant de <text:span text:style-name="T11">1</text:span> à <text:span text:style-name="T12">r</text:span> <text:s/>par pas de 1 faire</text:p>
      <text:p text:style-name="P13"><text:tab/>traitement</text:p>
      <text:p text:style-name="P13"><text:tab/>Fin pour <text:tab/></text:p>
      <text:p text:style-name="P14">Fin</text:p>
      <text:p text:style-name="P14"/>
      <text:p text:style-name="P15">Exo7</text:p>
      <text:p text:style-name="P15">Ecrire un algorithme qui demande successivement 10 nombres à l’utilisateur, et qui lui dise</text:p>
      <text:p text:style-name="P15">ensuite quel était le plus grand parmi ces 10 nombres ,</text:p>
      <text:p text:style-name="P15"/>
      <text:p text:style-name="P15"/>
      <text:p text:style-name="P16">Exo9</text:p>
      <text:p text:style-name="P16"/>
      <text:p text:style-name="P16">le résultat sera 5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8T15:27:18.062281256</meta:creation-date>
    <dc:date>2013-09-20T13:07:16.230562908</dc:date>
    <meta:editing-duration>PT3H38M20S</meta:editing-duration>
    <meta:editing-cycles>10</meta:editing-cycles>
    <meta:generator>LibreOffice/4.1.1.2$Linux_X86_64 LibreOffice_project/410$Build-2</meta:generator>
    <meta:document-statistic meta:table-count="0" meta:image-count="0" meta:object-count="0" meta:page-count="3" meta:paragraph-count="93" meta:word-count="363" meta:character-count="2093" meta:non-whitespace-character-count="1734"/>
  </office:meta>
</office:document-meta>
</file>